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Quimica VII-Aula 1<text:tab/>24/08/2015</text:p>
      <text:p text:style-name="Standard">Professora:Joana Mara</text:p>
      <text:p text:style-name="Standard"/>
      <text:p text:style-name="Standard">-Problemas globais:</text:p>
      <text:p text:style-name="Standard"><text:tab/>a)secas</text:p>
      <text:p text:style-name="Standard"><text:tab/>b)enchentes</text:p>
      <text:p text:style-name="Standard"><text:tab/>c)doencas</text:p>
      <text:p text:style-name="Standard"><text:tab/>d)crescimento populacional</text:p>
      <text:p text:style-name="Standard"><text:tab/>e)contaminacao</text:p>
      <text:p text:style-name="Standard"><text:tab/>f)destruicao da vida selvagem</text:p>
      <text:p text:style-name="Standard">Embrapa(pesquisar)</text:p>
      <text:p text:style-name="Standard"/>
      <text:p text:style-name="Standard">-Quimica Aquatica:</text:p>
      <text:p text:style-name="Standard"><text:tab/>-Considera as aguas de rios,lsgos,estuarios,oceanos </text:p>
      <text:p text:style-name="Standard">-O Ciclo Hidrologico</text:p>
      <text:p text:style-name="Standard">-Aguas Subterraneas</text:p>
      <text:p text:style-name="Standard">-Molecula de Agua:</text:p>
      <text:p text:style-name="Standard"><text:tab/>-Polar ,Alpah aproximadamente de 105*, dissolve muitos compostos ionicos</text:p>
      <text:p text:style-name="Standard"><text:tab/>-forma ligacoes de hdrogenio fazendo com que fiquem ligadas em grandes grupos, alem de ajudar a manter moleculas de solutos em solucao e particulas coloidais em suspensao.</text:p>
      <text:p text:style-name="Standard"/>
      <text:p text:style-name="Standard">-Energia Potencial eletrostatic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re Korol</meta:initial-creator>
    <meta:creation-date>2015-08-24T13:29:21</meta:creation-date>
    <meta:document-statistic meta:table-count="0" meta:image-count="0" meta:object-count="0" meta:page-count="1" meta:paragraph-count="18" meta:word-count="73" meta:character-count="594"/>
    <dc:date>2015-08-24T14:56:02</dc:date>
    <dc:creator>Andre Korol</dc:creator>
    <meta:editing-duration>PT00H21M06S</meta:editing-duration>
    <meta:editing-cycles>1</meta:editing-cycles>
    <meta:generator>OpenOffice.org/3.2$Linux OpenOffice.org_project/320m12$Build-9483</meta:generator>
  </office:meta>
</office:document-meta>
</file>